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.5pt" officeooo:rsid="000fe446" officeooo:paragraph-rsid="000fe446" style:font-size-asian="9.14999961853027pt" style:font-size-complex="10.5pt"/>
    </style:style>
    <style:style style:name="P2" style:family="paragraph" style:parent-style-name="Standard">
      <style:text-properties fo:font-size="16pt" officeooo:rsid="000fe446" officeooo:paragraph-rsid="000fe446" style:font-size-asian="14pt" style:font-size-complex="16pt"/>
    </style:style>
    <style:style style:name="P3" style:family="paragraph" style:parent-style-name="Standard">
      <style:paragraph-properties fo:text-align="justify" style:justify-single-word="false"/>
      <style:text-properties fo:font-size="16pt" officeooo:paragraph-rsid="000fe446" style:font-size-asian="16pt"/>
    </style:style>
    <style:style style:name="P4" style:family="paragraph" style:parent-style-name="Standard">
      <style:text-properties officeooo:paragraph-rsid="000fe446"/>
    </style:style>
    <style:style style:name="P5" style:family="paragraph" style:parent-style-name="Standard">
      <style:paragraph-properties fo:text-align="justify" style:justify-single-word="false"/>
      <style:text-properties fo:font-size="18pt" officeooo:paragraph-rsid="000fe446" style:font-size-asian="18pt"/>
    </style:style>
    <style:style style:name="P6" style:family="paragraph" style:parent-style-name="Standard">
      <style:paragraph-properties fo:text-align="justify" style:justify-single-word="false"/>
      <style:text-properties officeooo:paragraph-rsid="000fe446"/>
    </style:style>
    <style:style style:name="P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6pt" officeooo:rsid="000fe446" officeooo:paragraph-rsid="000fe446" style:font-size-asian="16pt" style:font-size-complex="14pt"/>
    </style:style>
    <style:style style:name="P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6pt" officeooo:paragraph-rsid="000fe446" style:font-size-asian="16pt"/>
    </style:style>
    <style:style style:name="P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6pt" officeooo:rsid="00114585" officeooo:paragraph-rsid="00114585" style:font-size-asian="16pt"/>
    </style:style>
    <style:style style:name="P10" style:family="paragraph" style:parent-style-name="Standard">
      <style:paragraph-properties fo:margin-left="5.001cm" fo:margin-right="0cm" fo:text-align="justify" style:justify-single-word="false" fo:text-indent="0cm" style:auto-text-indent="false"/>
      <style:text-properties fo:font-size="16pt" officeooo:paragraph-rsid="000fe446" style:font-size-asian="16pt"/>
    </style:style>
    <style:style style:name="P11" style:family="paragraph" style:parent-style-name="Standard">
      <style:paragraph-properties fo:margin-left="1.244cm" fo:margin-right="0cm" fo:text-align="justify" style:justify-single-word="false" fo:text-indent="0cm" style:auto-text-indent="false"/>
      <style:text-properties fo:font-size="16pt" officeooo:rsid="00106014" officeooo:paragraph-rsid="000fe446" style:font-size-asian="16pt"/>
    </style:style>
    <style:style style:name="T1" style:family="text">
      <style:text-properties officeooo:rsid="000fe446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officeooo:rsid="000987a5"/>
    </style:style>
    <style:style style:name="T4" style:family="text">
      <style:text-properties fo:font-size="18pt" style:font-size-asian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8" style:family="text">
      <style:text-properties fo:font-size="16pt" style:font-size-asian="16pt"/>
    </style:style>
    <style:style style:name="T9" style:family="text">
      <style:text-properties fo:font-size="16pt" officeooo:rsid="000887f8" style:font-size-asian="16pt"/>
    </style:style>
    <style:style style:name="T10" style:family="text">
      <style:text-properties fo:font-size="16pt" officeooo:rsid="000fe446" style:font-size-asian="16pt"/>
    </style:style>
    <style:style style:name="T11" style:family="text">
      <style:text-properties fo:font-size="16pt" officeooo:rsid="000987a5" style:font-size-asian="16pt" style:font-size-complex="16pt"/>
    </style:style>
    <style:style style:name="T12" style:family="text">
      <style:text-properties fo:font-size="16pt" fo:font-weight="bold" officeooo:rsid="000ca7f3" style:font-size-asian="16pt" style:font-weight-asian="bold"/>
    </style:style>
    <style:style style:name="T13" style:family="text"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T14" style:family="text">
      <style:text-properties officeooo:rsid="000ca7f3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fe446" style:font-weight-asian="bold" style:font-weight-complex="bold"/>
    </style:style>
    <style:style style:name="T17" style:family="text">
      <style:text-properties fo:font-weight="bold" officeooo:rsid="00116bc4" style:font-weight-asian="bold" style:font-weight-complex="bold"/>
    </style:style>
    <style:style style:name="T18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kénko balzy propozice 2021</text:p>
      <text:p text:style-name="P1"/>
      <text:p text:style-name="P2"><text:tab/><text:tab/><text:tab/><text:span text:style-name="T18">Prkénko balzy propozice.</text:span></text:p>
      <text:p text:style-name="P2"><text:span text:style-name="T5"/></text:p>
      <text:p text:style-name="P4"><text:tab/><text:tab/><text:tab/><text:tab/><text:span text:style-name="T2">PROPOZICE SOUTĚŽE</text:span></text:p>
      <text:p text:style-name="P5"><text:tab/><text:span text:style-name="T11">Klubová soutěž</text:span><text:span text:style-name="T3"> </text:span></text:p>
      <text:p text:style-name="P6"><text:span text:style-name="T4"><text:tab/></text:span><text:span text:style-name="T8">Pořadatel: RMK Letostroj Letovice </text:span></text:p>
      <text:p text:style-name="P6"><text:span text:style-name="T8"><text:tab/>Datum konání: </text:span><text:span text:style-name="T10">30.10</text:span><text:span text:style-name="T8">.20</text:span><text:span text:style-name="T9">2</text:span><text:span text:style-name="T8">1</text:span></text:p>
      <text:p text:style-name="P3"><text:tab/>Místo: letiště Letovice – letiště Písečná</text:p>
      <text:p text:style-name="P6"><text:span text:style-name="T8"><text:tab/>Ředitel soutěže: </text:span><text:span text:style-name="T10">Milan Sopoušek</text:span></text:p>
      <text:p text:style-name="P3"><text:tab/>Sportovní komisař: Bohuslav Kuda</text:p>
      <text:p text:style-name="P6"><text:span text:style-name="T8"><text:tab/>Soutěžní kategorie: S6A </text:span><text:span text:style-name="T12">junioři a senioři</text:span></text:p>
      <text:p text:style-name="P6"><text:span text:style-name="T8"><text:tab/>Pravidla: <text:s/>platná k 1.1.20</text:span><text:span text:style-name="T9">2</text:span><text:span text:style-name="T8">1 <text:s/></text:span><text:span text:style-name="T13">průměr 40 mm, dél.500 mm</text:span></text:p>
      <text:p text:style-name="P3"><text:tab/>Startovací zařízení: rampy průměr 4 a 5 mm</text:p>
      <text:p text:style-name="P3"><text:tab/>Prezentace: <text:span text:style-name="T1">30.10.</text:span>.2011 na letišti</text:p>
      <text:p text:style-name="P6"><text:span text:style-name="T8"><text:tab/>Cestovné: na vlastní náklady vyjma deleg.funkcionářů</text:span></text:p>
      <text:p text:style-name="P3"><text:tab/>Motory: <text:span text:style-name="T15">pořadatel zajišťuje</text:span>, <text:span text:style-name="T16">létá se pouze na RM 2,5 Ns, </text:span><text:span text:style-name="T17">průměr <text:tab/>18 mm!</text:span></text:p>
      <text:p text:style-name="P3"><text:tab/></text:p>
      <text:p text:style-name="P3"><text:tab/>Časový rozvrh:<text:tab/> 9.<text:span text:style-name="T1">45</text:span> prezentace</text:p>
      <text:p text:style-name="P3"><text:span text:style-name="T1"><text:tab/>10.00</text:span> – 1<text:span text:style-name="T14">2</text:span>.00 lety kat. S6A</text:p>
      <text:p text:style-name="P3"><text:tab/><text:span text:style-name="T1">Létá se pouze 1 start (model můžete připravit doma v teple).</text:span></text:p>
      <text:p text:style-name="P3"><text:tab/><text:span text:style-name="T1">Po odlétání jednoho kola bude finále, první tři, kteří odletí druhé kolo <text:s/><text:tab/>i s dalším modelem. Součet z prvního kola a finále určí vítěze!</text:span><text:tab/><text:tab/></text:p>
      <text:p text:style-name="P10"/>
      <text:p text:style-name="P11">Nutno dodržet hygienické podmínky!</text:p>
      <text:p text:style-name="P8">Pořadatel si vyhrazuje případné změny programu!</text:p>
      <text:p text:style-name="P8"/>
      <text:p text:style-name="P9">19.10. 2021<text:tab/><text:tab/><text:tab/><text:tab/><text:tab/><text:tab/><text:tab/>J. Kašpar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9T22:19:21.876000000</meta:creation-date>
    <dc:date>2021-10-19T22:35:55.372000000</dc:date>
    <meta:editing-duration>PT16M33S</meta:editing-duration>
    <meta:editing-cycles>3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23" meta:word-count="135" meta:character-count="930" meta:non-whitespace-character-count="775"/>
  </office:meta>
</office:document-meta>
</file>